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"/></text:p>
      <text:p text:style-name="Standard"/>
      <text:p text:style-name="Standard"/>
      <text:p text:style-name="Standard"/>
      <text:p text:style-name="Standard"><text:s text:c="18"/><text:span text:style-name="T2"><text:s text:c="3"/>CADASTRO</text:span></text:p>
      <text:p text:style-name="Standard"><text:span text:style-name="T2"><text:s text:c="4"/></text:span></text:p>
      <text:p text:style-name="Standard"><text:span text:style-name="T3"><text:s/>Cadastro de Clientes</text:span></text:p>
      <text:p text:style-name="Standard"><text:span text:style-name="T3"><text:s text:c="2"/>Cadastro de Fornecedores</text:span></text:p>
      <text:p text:style-name="Standard"><text:span text:style-name="T3">Cadastro de Produtos</text:span></text:p>
      <text:p text:style-name="Standard"><text:span text:style-name="T3">Cadastro de Usuários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2"><text:s text:c="8"/>MOVIMENTAÇÕES</text:span></text:p>
      <text:p text:style-name="Standard"><text:span text:style-name="T3"/></text:p>
      <text:p text:style-name="Standard"><text:span text:style-name="T3"><text:s text:c="3"/>Vendas</text:span></text:p>
      <text:p text:style-name="Standard"><text:span text:style-name="T3"/></text:p>
      <text:p text:style-name="Standard"><text:span text:style-name="T2"><text:s text:c="8"/>FINANCEIRO</text:span></text:p>
      <text:p text:style-name="P1"><text:span text:style-name="T1">Contas a Pagar</text:span></text:p>
      <text:p text:style-name="P1"><text:span text:style-name="T1">Contas a Receber</text:span></text:p>
      <text:p text:style-name="Standard"><text:span text:style-name="T2"/></text:p>
      <text:p text:style-name="Standard"><text:span text:style-name="T2"><text:s text:c="8"/>CONSULTAS</text:span></text:p>
      <text:p text:style-name="Standard"><text:span text:style-name="T3"><text:s text:c="3"/></text:span></text:p>
      <text:p text:style-name="Standard"><text:span text:style-name="T3">Vendas por Cliente</text:span></text:p>
      <text:p text:style-name="Standard"><text:span text:style-name="T3">Vendas por Região</text:span></text:p>
      <text:p text:style-name="Standard"><text:span text:style-name="T3">Vendas por período</text:span></text:p>
      <text:p text:style-name="Standard"><text:span text:style-name="T3"/></text:p>
      <text:p text:style-name="Standard"><text:span text:style-name="T3"/></text:p>
      <text:p text:style-name="Standard"><text:span text:style-name="T2">RELATÓRIOS</text:span></text:p>
      <text:p text:style-name="Standard"><text:span text:style-name="T2"/></text:p>
      <text:p text:style-name="Standard"><text:span text:style-name="T3">Vendas por Cliente</text:span></text:p>
      <text:p text:style-name="Standard"><text:span text:style-name="T3">Vendas por Região</text:span></text:p>
      <text:p text:style-name="Standard"><text:span text:style-name="T3">Vendas por período</text:span></text:p>
      <text:p text:style-name="Standard"><text:span text:style-name="T2"/></text:p>
      <text:p text:style-name="Standard"><text:soft-page-break/><text:span text:style-name="T3"/></text:p>
      <text:p text:style-name="Standard"><text:span text:style-name="T3"/></text:p>
      <text:p text:style-name="Standard"><text:span text:style-name="T3"><text:s text:c="16"/></text:span></text:p>
      <text:p text:style-name="Standard"><text:span text:style-name="T3"/></text:p>
      <text:p text:style-name="P1"><text:span text:style-name="T1"/></text:p>
      <text:p text:style-name="Standard"><text:span text:style-name="T2"><text:s/>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4T15:01:57.31</meta:creation-date>
    <meta:document-statistic meta:table-count="0" meta:image-count="0" meta:object-count="0" meta:page-count="2" meta:paragraph-count="23" meta:word-count="42" meta:character-count="354"/>
    <dc:date>2022-10-15T07:31:23.54</dc:date>
    <meta:editing-duration>PT15H11M19S</meta:editing-duration>
    <meta:editing-cycles>1</meta:editing-cycles>
    <meta:generator>OpenOffice/4.1.11$Win32 OpenOffice.org_project/4111m1$Build-9808</meta:generator>
  </office:meta>
</office:document-meta>
</file>